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egrees</text:p>
          </table:table-cell>
          <table:table-cell office:value-type="string">
            <text:p>Adc Value</text:p>
          </table:table-cell>
        </table:table-row>
        <table:table-row table:style-name="ro2">
          <table:table-cell office:value-type="float" office:value="-90">
            <text:p>-90</text:p>
          </table:table-cell>
          <table:table-cell office:value-type="float" office:value="768">
            <text:p>768</text:p>
          </table:table-cell>
        </table:table-row>
        <table:table-row table:style-name="ro2">
          <table:table-cell office:value-type="float" office:value="-80">
            <text:p>-80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float" office:value="-70">
            <text:p>-70</text:p>
          </table:table-cell>
          <table:table-cell office:value-type="float" office:value="608">
            <text:p>608</text:p>
          </table:table-cell>
        </table:table-row>
        <table:table-row table:style-name="ro2">
          <table:table-cell office:value-type="float" office:value="-60">
            <text:p>-60</text:p>
            <draw:frame table:end-cell-address="Sheet1.T56" table:end-x="0.4449in" table:end-y="0.076in" draw:z-index="0" draw:style-name="gr1" svg:width="17.2217in" svg:height="9.0063in" svg:x="0.1146in" svg:y="0.1028in">
              <draw:object draw:notify-on-update-of-ranges="Sheet1.B1:Sheet1.B1 Sheet1.B2:Sheet1.B20 Sheet1.A2:Sheet1.A2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-50">
            <text:p>-50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574">
            <text:p>574</text:p>
          </table:table-cell>
        </table:table-row>
        <table:table-row table:style-name="ro2">
          <table:table-cell office:value-type="float" office:value="-30">
            <text:p>-30</text:p>
          </table:table-cell>
          <table:table-cell office:value-type="float" office:value="560">
            <text:p>560</text:p>
          </table:table-cell>
        </table:table-row>
        <table:table-row table:style-name="ro2">
          <table:table-cell office:value-type="float" office:value="-20">
            <text:p>-20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float" office:value="-10">
            <text:p>-10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65">
            <text:p>46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2">
            <text:p>4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7">07/07/2010</text:date>, <text:time>11:4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an </meta:initial-creator>
    <meta:creation-date>2010-07-07T11:17:06</meta:creation-date>
    <dc:date>2010-07-07T11:43:12</dc:date>
    <dc:creator>ian </dc:creator>
    <meta:editing-duration>PT00H09M34S</meta:editing-duration>
    <meta:editing-cycles>1</meta:editing-cycles>
    <meta:document-statistic meta:table-count="3" meta:cell-count="40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2pt" style:font-size-asian="13pt" style:font-size-complex="13pt"/>
    </style:style>
    <style:style style:name="ch3" style:family="chart">
      <style:chart-properties chart:interpolation="cubic-spline" chart:symbol-type="automatic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43.744cm" svg:height="22.877cm" chart:class="chart:scatter" chart:style-name="ch1">
        <chart:title svg:x="17.07cm" svg:y="0.458cm" chart:style-name="ch2">
          <text:p>X axis accelerometer values</text:p>
        </chart:title>
        <chart:plot-area chart:style-name="ch3" table:cell-range-address="Sheet1.A1:Sheet1.B20" chart:data-source-has-labels="row" svg:x="1.547cm" svg:y="1.762cm" svg:width="41.323cm" svg:height="20.402cm">
          <chart:axis chart:dimension="x" chart:name="primary-x" chart:style-name="ch4">
            <chart:title svg:x="20.086cm" svg:y="21.863cm" chart:style-name="ch5">
              <text:p>Degrees from Horizon</text:p>
            </chart:title>
          </chart:axis>
          <chart:axis chart:dimension="y" chart:name="primary-y" chart:style-name="ch4">
            <chart:title svg:x="0.875cm" svg:y="12.947cm" chart:style-name="ch6">
              <text:p>ADC values</text:p>
            </chart:title>
            <chart:grid chart:style-name="ch7" chart:class="major"/>
          </chart:axis>
          <chart:series chart:style-name="ch8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Adc Valu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 text:id="Sheet1.A2:Sheet1.A20">-90</text:p>
              </table:table-cell>
              <table:table-cell office:value-type="float" office:value="768">
                <text:p text:id="Sheet1.B2:Sheet1.B20">7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0">
                <text:p>-8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0">
                <text:p>-7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0">
                <text:p>-6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0">
                <text:p>-40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">
                <text:p>-2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12">
                <text:p>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